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 table:number-columns-repeated="101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 table:number-columns-repeated="101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number-columns-repeated="101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Create stylesheet(s) for the site.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R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office:value-type="string">
            <text:p>SELECT EXTRACT(YEAR FROM current_date); but subqueries are not allowed in a constraint declaration—not what I want anyway—need to ask in a forum if possible to have a function call in a constraint</text:p>
          </table:table-cell>
          <table:table-cell table:number-columns-repeated="1016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Change db schema to a more dimensional model—have movie table contain all attributes with foreign keys to other tables (maybe not entirely)</text:p>
          </table:table-cell>
          <table:table-cell table:style-name="ce2" table:number-columns-repeated="1017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 / wxPython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 to dump into db</text:p>
          </table:table-cell>
          <table:table-cell table:number-columns-repeated="101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 table:number-columns-repeated="101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reate a Redmine instance for this project</text:p>
          </table:table-cell>
          <table:table-cell table:number-columns-repeated="1017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2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2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Insert copyright headers for all source files and add a COPYING file</text:p>
          </table:table-cell>
          <table:table-cell office:value-type="string">
            <text:p>most likely GPLv3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string">
            <text:p>NS</text:p>
          </table:table-cell>
          <table:table-cell office:value-type="string">
            <text:p>Research</text:p>
          </table:table-cell>
          <table:table-cell/>
          <table:table-cell office:value-type="string">
            <text:p>High</text:p>
          </table:table-cell>
          <table:table-cell office:value-type="string">
            <text:p>Learn sqlite</text:p>
          </table:table-cell>
          <table:table-cell table:number-columns-repeated="1017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18:5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3-09T18:52:55</dc:date>
    <meta:editing-duration>PT07H01M38S</meta:editing-duration>
    <meta:editing-cycles>51</meta:editing-cycles>
    <meta:generator>OpenOffice.org/3.2$Unix OpenOffice.org_project/320m12$Build-9483</meta:generator>
    <dc:creator>Tyler Hayes</dc:creator>
    <meta:document-statistic meta:table-count="3" meta:cell-count="283" meta:object-count="0"/>
    <meta:user-defined meta:name="Info 1"/>
    <meta:user-defined meta:name="Info 2"/>
    <meta:user-defined meta:name="Info 3"/>
    <meta:user-defined meta:name="Info 4"/>
  </office:meta>
</office:document-meta>
</file>